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5.188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5.985cm"/>
    </style:style>
    <style:style style:name="co8" style:family="table-column">
      <style:table-column-properties fo:break-before="auto" style:column-width="2.447cm"/>
    </style:style>
    <style:style style:name="co9" style:family="table-column">
      <style:table-column-properties fo:break-before="auto" style:column-width="2.267cm"/>
    </style:style>
    <style:style style:name="ro7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028cm" fo:break-before="auto" style:use-optimal-row-height="false"/>
    </style:style>
    <style:style style:name="ro3" style:family="table-row">
      <style:table-row-properties style:row-height="0.557cm" fo:break-before="auto" style:use-optimal-row-height="fals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2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column table:style-name="co9" table:visibility="collapse" table:number-columns-repeated="2" table:default-cell-style-name="Default"/>
        <table:table-row table:style-name="ro2">
          <table:table-cell table:style-name="ce1" office:value-type="string" table:number-columns-spanned="6" table:number-rows-spanned="1">
            <text:p>Alte Datenbank: Formular- und Datenbankfelder, Bedeutung, Datenbasis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 table:style-name="ce1"/>
          <table:table-cell table:number-columns-repeated="1022"/>
        </table:table-row>
        <table:table-row table:style-name="ro4">
          <table:table-cell table:style-name="ce2" office:value-type="string">
            <text:p>Kommentar</text:p>
          </table:table-cell>
          <table:table-cell table:style-name="ce2" office:value-type="string">
            <text:p>Counter part in new databas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Spaltenname</text:p>
          </table:table-cell>
          <table:table-cell table:style-name="ce5" office:value-type="string">
            <text:p>Kommentar zu den Daten</text:p>
            <text:p>In der Datenbank</text:p>
          </table:table-cell>
          <table:table-cell table:style-name="ce5" office:value-type="string">
            <text:p>Optional form </text:p>
            <text:p>Fiel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Bedeutung?</text:p>
          </table:table-cell>
          <table:table-cell office:value-type="string">
            <text:p>publication.www-ready</text:p>
          </table:table-cell>
          <table:table-cell office:value-type="string">
            <text:p>WWW READY</text:p>
          </table:table-cell>
          <table:table-cell office:value-type="string">
            <text:p>ready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work.doi</text:p>
          </table:table-cell>
          <table:table-cell office:value-type="string">
            <text:p>URN</text:p>
          </table:table-cell>
          <table:table-cell office:value-type="string">
            <text:p>doi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1-to-n between work and title</text:p>
          </table:table-cell>
          <table:table-cell office:value-type="string">
            <text:p>Titel</text:p>
          </table:table-cell>
          <table:table-cell office:value-type="string">
            <text:p>title</text:p>
          </table:table-cell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Untertitel</text:p>
          </table:table-cell>
          <table:table-cell office:value-type="string">
            <text:p>subtitl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weiterer Titel</text:p>
          </table:table-cell>
          <table:table-cell office:value-type="string">
            <text:p>other_titl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titlefragment entity</text:p>
          </table:table-cell>
          <table:table-cell office:value-type="string">
            <text:p>Kurztitel</text:p>
          </table:table-cell>
          <table:table-cell office:value-type="string">
            <text:p>short_titl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1-to-n between work and person</text:p>
          </table:table-cell>
          <table:table-cell table:style-name="ce6" office:value-type="string" table:number-columns-spanned="2" table:number-rows-spanned="1">
            <text:p> Autor(en)</text:p>
          </table:table-cell>
          <table:covered-table-cell/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Vorname</text:p>
          </table:table-cell>
          <table:table-cell office:value-type="string">
            <text:p>autorX_prename</text:p>
          </table:table-cell>
          <table:table-cell office:value-type="string">
            <text:p>Drittautor existiert nie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Nachname</text:p>
          </table:table-cell>
          <table:table-cell office:value-type="string">
            <text:p>autorX_lastname</text:p>
          </table:table-cell>
          <table:table-cell table:style-name="ce3"/>
          <table:table-cell table:number-columns-repeated="1018"/>
        </table:table-row>
        <table:table-row table:style-name="ro5">
          <table:table-cell/>
          <table:table-cell office:value-type="string">
            <text:p>namefragment</text:p>
          </table:table-cell>
          <table:table-cell office:value-type="string">
            <text:p>Schreibweise</text:p>
          </table:table-cell>
          <table:table-cell office:value-type="string">
            <text:p>autorX_spelling</text:p>
          </table:table-cell>
          <table:table-cell table:number-columns-repeated="1019"/>
        </table:table-row>
        <table:table-row table:style-name="ro5">
          <table:table-cell office:value-type="string">
            <text:p>Muss manuell geparsed werden.</text:p>
          </table:table-cell>
          <table:table-cell office:value-type="string">
            <text:p>namefragment</text:p>
          </table:table-cell>
          <table:table-cell office:value-type="string">
            <text:p>Synonyme</text:p>
          </table:table-cell>
          <table:table-cell office:value-type="string">
            <text:p>autorX_syn_names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erson.gnd</text:p>
          </table:table-cell>
          <table:table-cell office:value-type="string">
            <text:p>PND</text:p>
          </table:table-cell>
          <table:table-cell office:value-type="string">
            <text:p>autorX_pnd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Zusätzliches</text:p>
          </table:table-cell>
          <table:covered-table-cell/>
          <table:table-cell table:number-columns-repeated="1019"/>
        </table:table-row>
        <table:table-row table:style-name="ro5">
          <table:table-cell table:style-name="ce3" office:value-type="string">
            <text:p>Bedeutung?</text:p>
          </table:table-cell>
          <table:table-cell office:value-type="string">
            <text:p>missing</text:p>
          </table:table-cell>
          <table:table-cell office:value-type="string">
            <text:p>Zugänglichkeit</text:p>
          </table:table-cell>
          <table:table-cell office:value-type="string">
            <text:p>availability</text:p>
          </table:table-cell>
          <table:table-cell office:value-type="string">
            <text:p>0 für 16 Publikationen, 1 für den Rest</text:p>
          </table:table-cell>
          <table:table-cell office:value-type="string">
            <text:p>required</text:p>
          </table:table-cell>
          <table:table-cell table:number-columns-repeated="1017"/>
        </table:table-row>
        <table:table-row table:style-name="ro5">
          <table:table-cell table:style-name="ce3"/>
          <table:table-cell office:value-type="string">
            <text:p>missing</text:p>
          </table:table-cell>
          <table:table-cell office:value-type="string">
            <text:p>Bandnummer des Buches</text:p>
          </table:table-cell>
          <table:table-cell office:value-type="string">
            <text:p>band_zaehlung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Bände gesamt</text:p>
          </table:table-cell>
          <table:table-cell office:value-type="string">
            <text:p>band_anzahl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Band (alphanum.)</text:p>
          </table:table-cell>
          <table:table-cell office:value-type="string">
            <text:p>band_alphanum</text:p>
          </table:table-cell>
          <table:table-cell table:number-columns-repeated="1019"/>
        </table:table-row>
        <table:table-row table:style-name="ro4">
          <table:table-cell office:value-type="string">
            <text:p>Wie eine Literaturangabe/Zitation. </text:p>
            <text:p>Könnte generiert werden, ist aber einheitlich.</text:p>
          </table:table-cell>
          <table:table-cell office:value-type="string">
            <text:p>titlefragment of type Kurztitel</text:p>
          </table:table-cell>
          <table:table-cell office:value-type="string">
            <text:p>dta_bibl_angabe</text:p>
          </table:table-cell>
          <table:table-cell office:value-type="string">
            <text:p>dta_bibl_angabe</text:p>
          </table:table-cell>
          <table:table-cell table:number-columns-repeated="1019"/>
        </table:table-row>
        <table:table-row table:style-name="ro5">
          <table:table-cell office:value-type="string">
            <text:p>Redundant</text:p>
          </table:table-cell>
          <table:table-cell/>
          <table:table-cell table:style-name="Durchgestrichen" office:value-type="string">
            <text:p>first_bibl_angabe</text:p>
          </table:table-cell>
          <table:table-cell table:style-name="Durchgestrichen" office:value-type="string">
            <text:p>first_bibl_angabe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DTA Auflage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Jahr</text:p>
          </table:table-cell>
          <table:table-cell office:value-type="string">
            <text:p>year</text:p>
          </table:table-cell>
          <table:table-cell/>
          <table:table-cell office:value-type="string">
            <text:p>required</text:p>
          </table:table-cell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DTA Datum</text:p>
          </table:table-cell>
          <table:table-cell office:value-type="string">
            <text:p>dta_pub_dat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place</text:p>
          </table:table-cell>
          <table:table-cell office:value-type="string">
            <text:p>DTA Ort</text:p>
          </table:table-cell>
          <table:table-cell office:value-type="string">
            <text:p>dta_pub_loc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Verlag</text:p>
          </table:table-cell>
          <table:table-cell office:value-type="string">
            <text:p>dta_pub_verlag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in: (Autor)</text:p>
          </table:table-cell>
          <table:table-cell office:value-type="string">
            <text:p>dta_in_autor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in: (Titel)</text:p>
          </table:table-cell>
          <table:table-cell office:value-type="string">
            <text:p>dta_editio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Auflage (normiert):</text:p>
          </table:table-cell>
          <table:table-cell office:value-type="string">
            <text:p>dta_auflag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missing</text:p>
          </table:table-cell>
          <table:table-cell office:value-type="string">
            <text:p>DTA Werkauswahl Kommentar:</text:p>
          </table:table-cell>
          <table:table-cell office:value-type="string">
            <text:p>dta_comment2</text:p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5">
          <table:table-cell table:number-columns-repeated="2"/>
          <table:table-cell office:value-type="string">
            <text:p>Publiziert durch</text:p>
          </table:table-cell>
          <table:table-cell office:value-type="string">
            <text:p>publisher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Übersetzer</text:p>
          </table:table-cell>
          <table:table-cell office:value-type="string">
            <text:p>uebersetz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urchgestrichen" office:value-type="string">
            <text:p>DTA Hrsg</text:p>
          </table:table-cell>
          <table:table-cell table:style-name="Durchgestrichen" office:value-type="string">
            <text:p>dta_pub_name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DTA Seiten (Werk/Zs.)</text:p>
          </table:table-cell>
          <table:table-cell office:value-type="string">
            <text:p>dta_seite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Reihe / Zs., Titel</text:p>
          </table:table-cell>
          <table:table-cell office:value-type="string">
            <text:p>dta_reihe_titel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Reihe / Zs., Band</text:p>
          </table:table-cell>
          <table:table-cell office:value-type="string">
            <text:p>dta_reihe_band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TA Reihe / Zs., Jg.</text:p>
          </table:table-cell>
          <table:table-cell office:value-type="string">
            <text:p>dta_reihe_jahrga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Erstauflage</text:p>
          </table:table-cell>
          <table:covered-table-cell/>
          <table:table-cell table:number-columns-repeated="1019"/>
        </table:table-row>
        <table:table-row table:style-name="ro6" table:visibility="collapse">
          <table:table-cell table:number-columns-repeated="2"/>
          <table:table-cell office:value-type="string">
            <text:p>Erstausgabe Status</text:p>
          </table:table-cell>
          <table:table-cell office:value-type="string">
            <text:p>first_status</text:p>
          </table:table-cell>
          <table:table-cell office:value-type="string">
            <text:p>0: unbearbeitet, 1: Erstveröffentlichung, 2: keine Erstveröffentlichung, 3: Erstveröffentlichung unklar</text:p>
          </table:table-cell>
          <table:table-cell table:number-columns-repeated="1018"/>
        </table:table-row>
        <table:table-row table:style-name="ro6" table:visibility="collapse">
          <table:table-cell table:style-name="ce3" office:value-type="string">
            <text:p>Bedeutung?</text:p>
          </table:table-cell>
          <table:table-cell/>
          <table:table-cell office:value-type="string">
            <text:p>Erstausgabe Status Datum</text:p>
          </table:table-cell>
          <table:table-cell office:value-type="string">
            <text:p>first_status_date</text:p>
          </table:table-cell>
          <table:table-cell table:number-columns-repeated="1019"/>
        </table:table-row>
        <table:table-row table:style-name="ro6" table:visibility="collapse">
          <table:table-cell table:style-name="ce4" office:value-type="string">
            <text:p>Redundant</text:p>
          </table:table-cell>
          <table:table-cell/>
          <table:table-cell table:style-name="Durchgestrichen" office:value-type="string">
            <text:p>?</text:p>
          </table:table-cell>
          <table:table-cell table:style-name="Durchgestrichen" office:value-type="string">
            <text:p>first_publisher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Datum</text:p>
          </table:table-cell>
          <table:table-cell office:value-type="string">
            <text:p>first_pub_date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Ort</text:p>
          </table:table-cell>
          <table:table-cell office:value-type="string">
            <text:p>first_pub_location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pub_verlag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table:style-name="Durchgestrichen" office:value-type="string">
            <text:p>Erstausgabe in: (Autor)</text:p>
          </table:table-cell>
          <table:table-cell table:style-name="Durchgestrichen" office:value-type="string">
            <text:p>first_in_autor</text:p>
          </table:table-cell>
          <table:table-cell office:value-type="string">
            <text:p>Nur ein testwert</text:p>
          </table:table-cell>
          <table:table-cell table:style-name="Durchgestrichen"/>
          <table:table-cell table:number-columns-repeated="1017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in: (Titel)</text:p>
          </table:table-cell>
          <table:table-cell office:value-type="string">
            <text:p>first_in_title</text:p>
          </table:table-cell>
          <table:table-cell table:number-columns-repeated="1019"/>
        </table:table-row>
        <table:table-row table:style-name="ro6" table:visibility="collapse">
          <table:table-cell table:number-columns-repeated="2"/>
          <table:table-cell table:style-name="Durchgestrichen" office:value-type="string">
            <text:p>Erstausgabe Auflagenvermerk</text:p>
          </table:table-cell>
          <table:table-cell table:style-name="Durchgestrichen" office:value-type="string">
            <text:p>first_auflagenvermerk</text:p>
          </table:table-cell>
          <table:table-cell office:value-type="string">
            <text:p>Nur testwerte</text:p>
          </table:table-cell>
          <table:table-cell table:style-name="Durchgestrichen"/>
          <table:table-cell table:number-columns-repeated="1017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flage Herausgeber</text:p>
          </table:table-cell>
          <table:table-cell office:value-type="string">
            <text:p>first_pub_name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Verlag</text:p>
          </table:table-cell>
          <table:table-cell office:value-type="string">
            <text:p>first_verlag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Seiten (Werk /Zs.)</text:p>
          </table:table-cell>
          <table:table-cell office:value-type="string">
            <text:p>first_seiten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Titel</text:p>
          </table:table-cell>
          <table:table-cell office:value-type="string">
            <text:p>first_reihe_titel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Band</text:p>
          </table:table-cell>
          <table:table-cell office:value-type="string">
            <text:p>first_reihe_band</text:p>
          </table:table-cell>
          <table:table-cell table:number-columns-repeated="1019"/>
        </table:table-row>
        <table:table-row table:style-name="ro6" table:visibility="collapse">
          <table:table-cell office:value-type="string">
            <text:p>Redundant</text:p>
          </table:table-cell>
          <table:table-cell/>
          <table:table-cell office:value-type="string">
            <text:p>Erstausgabe Reihe / Zs., Jg.</text:p>
          </table:table-cell>
          <table:table-cell office:value-type="string">
            <text:p>first_reihe_jahrgang</text:p>
          </table:table-cell>
          <table:table-cell table:number-columns-repeated="1019"/>
        </table:table-row>
        <table:table-row table:style-name="ro6" table:visibility="collapse">
          <table:table-cell table:number-columns-repeated="2"/>
          <table:table-cell office:value-type="string">
            <text:p>Erstausgabe Anmerkung</text:p>
          </table:table-cell>
          <table:table-cell office:value-type="string">
            <text:p>first_comment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Physische Größe</text:p>
          </table:table-cell>
          <table:covered-table-cell/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Umfang</text:p>
          </table:table-cell>
          <table:table-cell office:value-type="string">
            <text:p>umfang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Umfang normiert</text:p>
          </table:table-cell>
          <table:table-cell office:value-type="string">
            <text:p>umfang_normiert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Format</text:p>
          </table:table-cell>
          <table:table-cell office:value-type="string">
            <text:p>format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Kommentare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Band</text:p>
          </table:table-cell>
          <table:table-cell office:value-type="string">
            <text:p>zs_band</text:p>
          </table:table-cell>
          <table:table-cell office:value-type="string">
            <text:p>Für zwei Publikationen gesetzt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Nummer</text:p>
          </table:table-cell>
          <table:table-cell table:style-name="Durchgestrichen" office:value-type="string">
            <text:p>zs_nummer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B/Z Seiten</text:p>
          </table:table-cell>
          <table:table-cell office:value-type="string">
            <text:p>zs_seiten</text:p>
          </table:table-cell>
          <table:table-cell office:value-type="string">
            <text:p>Für eine Publikation sinnvoller Wert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B/Z Jahrgang</text:p>
          </table:table-cell>
          <table:table-cell table:style-name="Durchgestrichen" office:value-type="string">
            <text:p>zs_jahrgang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table:style-name="Durchgestrichen" office:value-type="string">
            <text:p>B/Z Herausgeber</text:p>
          </table:table-cell>
          <table:table-cell table:style-name="Durchgestrichen" office:value-type="string">
            <text:p>zs_hg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table:style-name="Durchgestrichen" office:value-type="string">
            <text:p>B/Z Titel</text:p>
          </table:table-cell>
          <table:table-cell table:style-name="Durchgestrichen" office:value-type="string">
            <text:p>zs_titel</text:p>
          </table:table-cell>
          <table:table-cell/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table:style-name="Durchgestrichen" office:value-type="string">
            <text:p>Publikationstyp</text:p>
          </table:table-cell>
          <table:table-cell table:style-name="Durchgestrichen" office:value-type="string">
            <text:p>type_pub</text:p>
          </table:table-cell>
          <table:table-cell office:value-type="string">
            <text:p>Ist einmal „Aufsatz“ und einmal „Monographie“ kann wohl entfernt werden.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Reihentitel</text:p>
          </table:table-cell>
          <table:table-cell office:value-type="string">
            <text:p>reihentitel</text:p>
          </table:table-cell>
          <table:table-cell office:value-type="string">
            <text:p>Für zwei Publikationen sinnvolle Werte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Durchgestrichen" office:value-type="string">
            <text:p>Erschienen in</text:p>
          </table:table-cell>
          <table:table-cell table:style-name="Durchgestrichen" office:value-type="string">
            <text:p>erschienen_in</text:p>
          </table:table-cell>
          <table:table-cell office:value-type="string">
            <text:p>Nur NULL-Werte</text:p>
          </table:table-cell>
          <table:table-cell table:style-name="Durchgestrichen"/>
          <table:table-cell table:number-columns-repeated="1017"/>
        </table:table-row>
        <table:table-row table:style-name="ro5">
          <table:table-cell table:number-columns-repeated="2"/>
          <table:table-cell office:value-type="string">
            <text:p>Kommentar Ausgabe</text:p>
          </table:table-cell>
          <table:table-cell office:value-type="string">
            <text:p>dta_comments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Kommentar Encoding</text:p>
          </table:table-cell>
          <table:table-cell office:value-type="string">
            <text:p>special_comment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hinzugefügt</text:p>
          </table:table-cell>
          <table:table-cell office:value-type="string">
            <text:p>dta_insert_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letzte Änderung am:</text:p>
          </table:table-cell>
          <table:table-cell office:value-type="string">
            <text:p>log_last_chang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letzte Änderung durch:</text:p>
          </table:table-cell>
          <table:table-cell office:value-type="string">
            <text:p>log_last_user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>
            <text:p>Metadaten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>
            <text:p>Metadaten editieren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DTA Version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Seiten</text:p>
          </table:table-cell>
          <table:table-cell office:value-type="string">
            <text:p>book_sides</text:p>
          </table:table-cell>
          <table:table-cell office:value-type="string">
            <text:p>In sechs Publikationen genutz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DTA Seiten (gesamt)</text:p>
          </table:table-cell>
          <table:table-cell office:value-type="string">
            <text:p>dta_book_sides</text:p>
          </table:table-cell>
          <table:table-cell office:value-type="string">
            <text:p>In vier Publikationen genutzt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>
            <text:p>Typ</text:p>
          </table:table-cell>
          <table:table-cell office:value-type="string">
            <text:p>typ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Typ (Erstausgabe)</text:p>
          </table:table-cell>
          <table:table-cell office:value-type="string">
            <text:p>type_first</text:p>
          </table:table-cell>
          <table:table-cell office:value-type="string">
            <text:p>Einmal „M“, einmal „ZSA“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Verzeichnis</text:p>
          </table:table-cell>
          <table:table-cell office:value-type="string">
            <text:p>dirnam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Schriftart</text:p>
          </table:table-cell>
          <table:table-cell office:value-type="string">
            <text:p>schriftart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Priorität</text:p>
          </table:table-cell>
          <table:table-cell office:value-type="string">
            <text:p>prioritaet</text:p>
          </table:table-cell>
          <table:table-cell office:value-type="string">
            <text:p>Sieht genutzt aus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Startseite</text:p>
          </table:table-cell>
          <table:table-cell office:value-type="string">
            <text:p>startseite</text:p>
          </table:table-cell>
          <table:table-cell office:value-type="string">
            <text:p>Bezieht sich auf Seitenzahl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Encoding Description</text:p>
          </table:table-cell>
          <table:table-cell office:value-type="string">
            <text:p>encoding_desc</text:p>
          </table:table-cell>
          <table:table-cell office:value-type="string">
            <text:p>Ist einmal &lt;encodingDesc&gt; &lt;tagsDecl&gt; &lt;/tagsDecl&gt; &lt;/encodingDesc&gt;</text:p>
          </table:table-cell>
          <table:table-cell table:number-columns-repeated="1018"/>
        </table:table-row>
        <table:table-row table:style-name="ro5">
          <table:table-cell office:value-type="string">
            <text:p>FOREIGN KEY</text:p>
          </table:table-cell>
          <table:table-cell/>
          <table:table-cell office:value-type="string">
            <text:p>eingesetzter Nachweis</text:p>
          </table:table-cell>
          <table:table-cell office:value-type="string">
            <text:p><text:s/>id_nachweis</text:p>
          </table:table-cell>
          <table:table-cell office:value-type="string">
            <text:p>signatur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Einordnung</text:p>
          </table:table-cell>
          <table:covered-table-cell/>
          <table:table-cell table:number-columns-repeated="1019"/>
        </table:table-row>
        <table:table-row table:style-name="ro5">
          <table:table-cell/>
          <table:table-cell office:value-type="string">
            <text:p>genre m-to-n</text:p>
          </table:table-cell>
          <table:table-cell office:value-type="string">
            <text:p>Genre</text:p>
          </table:table-cell>
          <table:table-cell office:value-type="string">
            <text:p>genre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genre m-to-n</text:p>
          </table:table-cell>
          <table:table-cell office:value-type="string">
            <text:p>Untergenre</text:p>
          </table:table-cell>
          <table:table-cell office:value-type="string">
            <text:p>untergenr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Durchgestrichen" office:value-type="string">
            <text:p>Klassifikation</text:p>
          </table:table-cell>
          <table:table-cell table:style-name="Durchgestrichen" office:value-type="string">
            <text:p>klassifikation</text:p>
          </table:table-cell>
          <table:table-cell office:value-type="string">
            <text:p>Nur NULL-Wert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>
            <text:p>dwds_kategorie1</text:p>
          </table:table-cell>
          <table:table-cell office:value-type="string">
            <text:p>dwds_kategorie1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wds_unterkategorie1</text:p>
          </table:table-cell>
          <table:table-cell office:value-type="string">
            <text:p>dwds_unterkategorie1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wds_kategorie2</text:p>
          </table:table-cell>
          <table:table-cell office:value-type="string">
            <text:p>dwds_kategorie2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dwds_unterkategorie2</text:p>
          </table:table-cell>
          <table:table-cell office:value-type="string">
            <text:p>dwds_unterkategorie2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6" office:value-type="string" table:number-columns-spanned="2" table:number-rows-spanned="1">
            <text:p>Begründung für Korpusbestandteil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table:style-name="Durchgestrichen"/>
          <table:table-cell office:value-type="string">
            <text:p>usecase</text:p>
          </table:table-cell>
          <table:table-cell office:value-type="string">
            <text:p>Sinnvoller Wert für 1 Publikation.</text:p>
          </table:table-cell>
          <table:table-cell table:style-name="Durchgestrichen"/>
          <table:table-cell table:number-columns-repeated="1017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Planungen / Kommentare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Kommentare</text:p>
          </table:table-cell>
          <table:table-cell office:value-type="string">
            <text:p>planu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 DTA DB Metadaten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table:style-name="Durchgestrichen" office:value-type="string">
            <text:p>letzte Änderung am:</text:p>
          </table:table-cell>
          <table:table-cell table:style-name="Durchgestrichen" office:value-type="string">
            <text:p>log_last_change</text:p>
          </table:table-cell>
          <table:table-cell office:value-type="string">
            <text:p>Sinnlos, da Metadaten und Book nur Partitionen einer Menge von Attributen sind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Durchgestrichen" office:value-type="string">
            <text:p>letzte Änderung durch:</text:p>
          </table:table-cell>
          <table:table-cell table:style-name="Durchgestrichen" office:value-type="string">
            <text:p>log_last_user</text:p>
          </table:table-cell>
          <table:table-cell table:number-columns-repeated="1019"/>
        </table:table-row>
        <table:table-row table:style-name="ro7">
          <table:table-cell table:number-columns-repeated="1023"/>
        </table:table-row>
        <table:table-row table:style-name="ro5">
          <table:table-cell table:number-columns-repeated="2"/>
          <table:table-cell table:style-name="ce7" office:value-type="string" table:number-columns-spanned="2" table:number-rows-spanned="1">
            <text:p>Quellenangaben</text:p>
          </table:table-cell>
          <table:covered-table-cell/>
          <table:table-cell table:number-columns-repeated="1019"/>
        </table:table-row>
        <table:table-row table:style-name="ro5">
          <table:table-cell/>
          <table:table-cell office:value-type="string">
            <text:p>copy_location.availability</text:p>
          </table:table-cell>
          <table:table-cell office:value-type="string">
            <text:p>Nachweis erhältlich</text:p>
          </table:table-cell>
          <table:table-cell office:value-type="string">
            <text:p>fundstellen.accessible</text:p>
          </table:table-cell>
          <table:table-cell office:value-type="string">
            <text:p>0: nicht zugänglich, 1: zugänglich, 2: ungeklärt</text:p>
          </table:table-cell>
          <table:table-cell table:number-columns-repeated="1018"/>
        </table:table-row>
        <table:table-row table:style-name="ro5">
          <table:table-cell/>
          <table:table-cell office:value-type="string">
            <text:p>copy_location.catalogue_internal</text:p>
          </table:table-cell>
          <table:table-cell office:value-type="string">
            <text:p>Interne Katalognummer</text:p>
          </table:table-cell>
          <table:table-cell office:value-type="string">
            <text:p>fundstellen.bib_id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opy_location.catalogue_signature</text:p>
          </table:table-cell>
          <table:table-cell office:value-type="string">
            <text:p>Signatur in Bibliothek</text:p>
          </table:table-cell>
          <table:table-cell office:value-type="string">
            <text:p>fundstellen.signatur</text:p>
          </table:table-cell>
          <table:table-cell table:number-columns-repeated="1019"/>
        </table:table-row>
        <table:table-row table:style-name="ro5">
          <table:table-cell/>
          <table:table-cell office:value-type="string">
            <text:p>copy_location.comments</text:p>
          </table:table-cell>
          <table:table-cell office:value-type="string">
            <text:p>Kommentare (teilweise frühere Angaben)</text:p>
          </table:table-cell>
          <table:table-cell office:value-type="string">
            <text:p>fundstellen.comment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6" office:value-type="string" table:number-columns-spanned="2" table:number-rows-spanned="1">
            <text:p>Task</text:p>
          </table:table-cell>
          <table:covered-table-cell/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Physischer Ort</text:p>
          </table:table-cell>
          <table:table-cell office:value-type="string">
            <text:p>physical_loc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Zeitpunkt der Aktivierung</text:p>
          </table:table-cell>
          <table:table-cell office:value-type="string">
            <text:p>activate_date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>
            <text:p>Abgeschlossen</text:p>
          </table:table-cell>
          <table:table-cell office:value-type="string">
            <text:p>closed</text:p>
          </table:table-cell>
          <table:table-cell table:number-columns-repeated="1019"/>
        </table:table-row>
        <table:table-row table:style-name="ro5">
          <table:table-cell office:value-type="string">
            <text:p>Noch notwendig?</text:p>
          </table:table-cell>
          <table:table-cell/>
          <table:table-cell office:value-type="string">
            <text:p>Letzte Änderung druch Benutzer</text:p>
          </table:table-cell>
          <table:table-cell office:value-type="string">
            <text:p>log_last_user</text:p>
          </table:table-cell>
          <table:table-cell table:number-columns-repeated="1019"/>
        </table:table-row>
        <table:table-row table:style-name="ro5">
          <table:table-cell office:value-type="string">
            <text:p>Bedeutung?</text:p>
          </table:table-cell>
          <table:table-cell/>
          <table:table-cell office:value-type="string">
            <text:p>Ist Task für Gruppe oder nicht.</text:p>
          </table:table-cell>
          <table:table-cell office:value-type="string">
            <text:p>grouped_task</text:p>
          </table:table-cell>
          <table:table-cell table:number-columns-repeated="1019"/>
        </table:table-row>
        <table:table-row table:style-name="ro5" table:number-rows-repeated="104845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Tabelle2" table:style-name="ta1">
        <table:table-column table:style-name="co5" table:default-cell-style-name="Default"/>
        <table:table-row table:style-name="ro7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7">
          <table:table-cell/>
        </table:table-row>
      </table:table>
      <table:database-ranges>
        <table:database-range table:name="__Anonymous_Sheet_DB__1" table:target-range-address="Tabelle1.C4:Tabelle1.D5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c5000b"/>
    </style:style>
    <style:style style:name="Durchgestrichen" style:family="table-cell" style:parent-style-name="Default">
      <style:text-properties style:text-line-through-style="soli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4.11.2013</text:date>, <text:time>09:3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8T10:29:34</meta:creation-date>
    <dc:date>2013-11-04T09:35:46</dc:date>
    <meta:editing-duration>P1DT23H33M54S</meta:editing-duration>
    <meta:editing-cycles>15</meta:editing-cycles>
    <meta:generator>OpenOffice/4.0.0$Unix OpenOffice.org_project/400m3$Build-9702</meta:generator>
    <meta:print-date>2012-09-18T10:52:43</meta:print-date>
    <dc:creator>Carl Witt</dc:creator>
    <meta:document-statistic meta:table-count="3" meta:cell-count="287" meta:object-count="0"/>
    <meta:user-defined meta:name=""/>
  </office:meta>
</office:document-meta>
</file>